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Default" style:data-style-name="N107"/>
    <style:style style:name="ce8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table:number-columns-spanned="10" table:number-rows-spanned="1">
            <text:p>Salida de la configuración estándar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2" office:value-type="string">
            <text:p>testId</text:p>
          </table:table-cell>
          <table:table-cell table:style-name="ce5" office:value-type="string">
            <text:p>BEs</text:p>
          </table:table-cell>
          <table:table-cell table:style-name="ce5" office:value-type="string">
            <text:p>BLs</text:p>
          </table:table-cell>
          <table:table-cell table:style-name="ce5" office:value-type="string">
            <text:p>LE</text:p>
          </table:table-cell>
          <table:table-cell table:style-name="ce5" office:value-type="string">
            <text:p>LL</text:p>
          </table:table-cell>
          <table:table-cell table:style-name="ce5" office:value-type="string">
            <text:p>tCD</text:p>
          </table:table-cell>
          <table:table-cell table:style-name="ce5" office:value-type="string">
            <text:p>tBD</text:p>
          </table:table-cell>
          <table:table-cell table:style-name="ce5" office:value-type="string">
            <text:p>PF-%</text:p>
          </table:table-cell>
          <table:table-cell table:style-name="ce5" office:value-type="string">
            <text:p>PF-min</text:p>
          </table:table-cell>
          <table:table-cell table:style-name="ce5" office:value-type="string">
            <text:p>PF-cant</text:p>
          </table:table-cell>
          <table:table-cell/>
          <table:table-cell office:value-type="string">
            <text:p>Arreglar:</text:p>
          </table:table-cell>
        </table:table-row>
        <table:table-row table:style-name="ro2">
          <table:table-cell table:style-name="ce3" office:value-type="string">
            <text:p>c1000A</text:p>
          </table:table-cell>
          <table:table-cell table:style-name="ce6" office:value-type="float" office:value="26909129.132286">
            <text:p>26.909.129,1323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19027">
            <text:p>0,0190</text:p>
          </table:table-cell>
          <table:table-cell table:number-columns-repeated="6" table:style-name="ce6" office:value-type="float" office:value="0">
            <text:p>0,0000</text:p>
          </table:table-cell>
          <table:table-cell/>
          <table:table-cell office:value-type="string">
            <text:p>- BLs para lNSeq y lNAleat</text:p>
          </table:table-cell>
        </table:table-row>
        <table:table-row table:style-name="ro1">
          <table:table-cell table:style-name="ce3" office:value-type="string">
            <text:p>l1000A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345246122.724208">
            <text:p>345.246.122,7242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01483">
            <text:p>0,0015</text:p>
          </table:table-cell>
          <table:table-cell table:number-columns-repeated="5" table:style-name="ce6" office:value-type="float" office:value="0">
            <text:p>0,0000</text:p>
          </table:table-cell>
          <table:table-cell/>
          <table:table-cell office:value-type="string">
            <text:p>- revisar re2000A2m</text:p>
          </table:table-cell>
        </table:table-row>
        <table:table-row table:style-name="ro2">
          <table:table-cell table:style-name="ce3" office:value-type="string">
            <text:p>rl1000A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378138847.858198">
            <text:p>378.138.847,8582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01354">
            <text:p>0,0014</text:p>
          </table:table-cell>
          <table:table-cell table:number-columns-repeated="5" table:style-name="ce6" office:value-type="float" office:value="0">
            <text:p>0,0000</text:p>
          </table:table-cell>
          <table:table-cell/>
          <table:table-cell office:value-type="string">
            <text:p>- revisar bNDir</text:p>
          </table:table-cell>
        </table:table-row>
        <table:table-row table:style-name="ro1">
          <table:table-cell table:style-name="ce3" office:value-type="string">
            <text:p>c2000A2m</text:p>
          </table:table-cell>
          <table:table-cell table:style-name="ce6" office:value-type="float" office:value="23193246.126728">
            <text:p>23.193.246,1267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86232">
            <text:p>0,0862</text:p>
          </table:table-cell>
          <table:table-cell table:number-columns-repeated="6" table:style-name="ce6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2000A2m</text:p>
          </table:table-cell>
          <table:table-cell table:style-name="ce6" office:value-type="float" office:value="244.578198">
            <text:p>244,5782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41868">
            <text:p>0,0419</text:p>
          </table:table-cell>
          <table:table-cell table:number-columns-repeated="6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NSeq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1495.327103">
            <text:p>1.495,3271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06848">
            <text:p>0,0068</text:p>
          </table:table-cell>
          <table:table-cell table:number-columns-repeated="5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NAleat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261.691797">
            <text:p>261,6918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3913">
            <text:p>0,0391</text:p>
          </table:table-cell>
          <table:table-cell table:number-columns-repeated="5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NDir</text:p>
          </table:table-cell>
          <table:table-cell table:number-columns-repeated="4" table:style-name="ce6" office:value-type="float" office:value="0">
            <text:p>0,0000</text:p>
          </table:table-cell>
          <table:table-cell table:style-name="ce6" office:value-type="float" office:value="0.001365">
            <text:p>0,0014</text:p>
          </table:table-cell>
          <table:table-cell table:number-columns-repeated="4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NDir</text:p>
          </table:table-cell>
          <table:table-cell table:number-columns-repeated="4" table:style-name="ce6" office:value-type="float" office:value="0">
            <text:p>0,0000</text:p>
          </table:table-cell>
          <table:table-cell table:style-name="ce6" office:value-type="float" office:value="0.001365">
            <text:p>0,0014</text:p>
          </table:table-cell>
          <table:table-cell table:style-name="ce6" office:value-type="float" office:value="0.001">
            <text:p>0,0010</text:p>
          </table:table-cell>
          <table:table-cell table:number-columns-repeated="3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Frag</text:p>
          </table:table-cell>
          <table:table-cell table:number-columns-repeated="6" table:style-name="ce6" office:value-type="float" office:value="0">
            <text:p>0,0000</text:p>
          </table:table-cell>
          <table:table-cell table:number-columns-repeated="2" table:style-name="ce6" office:value-type="float" office:value="99.322034">
            <text:p>99,3220</text:p>
          </table:table-cell>
          <table:table-cell table:style-name="ce6" office:value-type="float" office:value="1000">
            <text:p>1.000,0000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 table:number-columns-repeated="9"/>
          <table:table-cell table:number-columns-repeated="2"/>
        </table:table-row>
        <table:table-row table:style-name="ro1">
          <table:table-cell office:value-type="string" table:number-columns-spanned="10" table:number-rows-spanned="1">
            <text:p>Salida de la configuración optimizada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2" office:value-type="string">
            <text:p>testId</text:p>
          </table:table-cell>
          <table:table-cell table:style-name="ce8" office:value-type="string">
            <text:p>BEs</text:p>
          </table:table-cell>
          <table:table-cell table:style-name="ce8" office:value-type="string">
            <text:p>BLs</text:p>
          </table:table-cell>
          <table:table-cell table:style-name="ce8" office:value-type="string">
            <text:p>LE</text:p>
          </table:table-cell>
          <table:table-cell table:style-name="ce8" office:value-type="string">
            <text:p>LL</text:p>
          </table:table-cell>
          <table:table-cell table:style-name="ce8" office:value-type="string">
            <text:p>tCD</text:p>
          </table:table-cell>
          <table:table-cell table:style-name="ce8" office:value-type="string">
            <text:p>tBD</text:p>
          </table:table-cell>
          <table:table-cell table:style-name="ce8" office:value-type="string">
            <text:p>PF-%</text:p>
          </table:table-cell>
          <table:table-cell table:style-name="ce8" office:value-type="string">
            <text:p>PF-min</text:p>
          </table:table-cell>
          <table:table-cell table:style-name="ce8" office:value-type="string">
            <text:p>PF-can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1000A</text:p>
          </table:table-cell>
          <table:table-cell table:style-name="ce6" office:value-type="float" office:value="27125827.81457">
            <text:p>27.125.827,8146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18875">
            <text:p>0,0189</text:p>
          </table:table-cell>
          <table:table-cell table:number-columns-repeated="6" table:style-name="ce6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1000A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377581120.943953">
            <text:p>377.581.120,9440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01356">
            <text:p>0,0014</text:p>
          </table:table-cell>
          <table:table-cell table:number-columns-repeated="5" table:style-name="ce6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l1000A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391437308.868502">
            <text:p>391.437.308,8685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01308">
            <text:p>0,0013</text:p>
          </table:table-cell>
          <table:table-cell table:number-columns-repeated="5" table:style-name="ce6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2000A2m</text:p>
          </table:table-cell>
          <table:table-cell table:style-name="ce6" office:value-type="float" office:value="23260682.468424">
            <text:p>23.260.682,4684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85982">
            <text:p>0,0860</text:p>
          </table:table-cell>
          <table:table-cell table:number-columns-repeated="6" table:style-name="ce6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2000A2m</text:p>
          </table:table-cell>
          <table:table-cell table:style-name="ce6" office:value-type="float" office:value="393.060034">
            <text:p>393,0600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26052">
            <text:p>0,0261</text:p>
          </table:table-cell>
          <table:table-cell table:number-columns-repeated="6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NSeq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1662.877558">
            <text:p>1.662,8776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06158">
            <text:p>0,0062</text:p>
          </table:table-cell>
          <table:table-cell table:number-columns-repeated="5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NAleat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293.208109">
            <text:p>293,2081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34924">
            <text:p>0,0349</text:p>
          </table:table-cell>
          <table:table-cell table:number-columns-repeated="5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NDir</text:p>
          </table:table-cell>
          <table:table-cell table:number-columns-repeated="4" table:style-name="ce6" office:value-type="float" office:value="0">
            <text:p>0,0000</text:p>
          </table:table-cell>
          <table:table-cell table:style-name="ce6" office:value-type="float" office:value="0.001553">
            <text:p>0,0016</text:p>
          </table:table-cell>
          <table:table-cell table:number-columns-repeated="4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NDir</text:p>
          </table:table-cell>
          <table:table-cell table:number-columns-repeated="4" table:style-name="ce6" office:value-type="float" office:value="0">
            <text:p>0,0000</text:p>
          </table:table-cell>
          <table:table-cell table:style-name="ce6" office:value-type="float" office:value="0.001553">
            <text:p>0,0016</text:p>
          </table:table-cell>
          <table:table-cell table:style-name="ce6" office:value-type="float" office:value="0.001">
            <text:p>0,0010</text:p>
          </table:table-cell>
          <table:table-cell table:number-columns-repeated="3" table:style-name="ce6" office:value-type="float" office:value="0">
            <text:p>0,00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Frag</text:p>
          </table:table-cell>
          <table:table-cell table:number-columns-repeated="6" table:style-name="ce6" office:value-type="float" office:value="0">
            <text:p>0,0000</text:p>
          </table:table-cell>
          <table:table-cell table:number-columns-repeated="2" table:style-name="ce6" office:value-type="float" office:value="99.322034">
            <text:p>99,3220</text:p>
          </table:table-cell>
          <table:table-cell table:style-name="ce6" office:value-type="float" office:value="1000">
            <text:p>1.000,00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table:number-columns-spanned="10" table:number-rows-spanned="1">
            <text:p>COMPARACIÓN ESTÁNDAR VS. OPTIMIZADO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2" office:value-type="string">
            <text:p>testId</text:p>
          </table:table-cell>
          <table:table-cell table:style-name="ce8" office:value-type="string">
            <text:p>BEs</text:p>
          </table:table-cell>
          <table:table-cell table:style-name="ce8" office:value-type="string">
            <text:p>BLs</text:p>
          </table:table-cell>
          <table:table-cell table:style-name="ce8" office:value-type="string">
            <text:p>LE</text:p>
          </table:table-cell>
          <table:table-cell table:style-name="ce8" office:value-type="string">
            <text:p>LL</text:p>
          </table:table-cell>
          <table:table-cell table:style-name="ce8" office:value-type="string">
            <text:p>tCD</text:p>
          </table:table-cell>
          <table:table-cell table:style-name="ce8" office:value-type="string">
            <text:p>tBD</text:p>
          </table:table-cell>
          <table:table-cell table:style-name="ce8" office:value-type="string">
            <text:p>PF-%</text:p>
          </table:table-cell>
          <table:table-cell table:style-name="ce8" office:value-type="string">
            <text:p>PF-min</text:p>
          </table:table-cell>
          <table:table-cell table:style-name="ce8" office:value-type="string">
            <text:p>PF-can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1000A</text:p>
          </table:table-cell>
          <table:table-cell table:style-name="ce7" table:formula="oooc:=IF(OR([.B18]=0;[.B5]=0);0;((MAX([.B5];[.B18])/MIN([.B5];[.B18]))-1)*100)" office:value-type="float" office:value="0.805298013245626">
            <text:p>0,80530</text:p>
          </table:table-cell>
          <table:table-cell table:style-name="ce7" table:formula="oooc:=IF(OR([.C18]=0;[.C5]=0);0;((MAX([.C5];[.C18])/MIN([.C5];[.C18]))-1)*100)" office:value-type="float" office:value="0">
            <text:p>0,00000</text:p>
          </table:table-cell>
          <table:table-cell table:style-name="ce7" table:formula="oooc:=IF(OR([.D18]=0;[.D5]=0);0;((MAX([.D5];[.D18])/MIN([.D5];[.D18]))-1)*100)" office:value-type="float" office:value="0.805298013245026">
            <text:p>0,80530</text:p>
          </table:table-cell>
          <table:table-cell table:style-name="ce7" table:formula="oooc:=IF(OR([.E18]=0;[.E5]=0);0;((MAX([.E5];[.E18])/MIN([.E5];[.E18]))-1)*100)" office:value-type="float" office:value="0">
            <text:p>0,00000</text:p>
          </table:table-cell>
          <table:table-cell table:style-name="ce7" table:formula="oooc:=IF(OR([.F18]=0;[.F5]=0);0;((MAX([.F5];[.F18])/MIN([.F5];[.F18]))-1)*100)" office:value-type="float" office:value="0">
            <text:p>0,00000</text:p>
          </table:table-cell>
          <table:table-cell table:style-name="ce7" table:formula="oooc:=IF(OR([.G18]=0;[.G5]=0);0;((MAX([.G5];[.G18])/MIN([.G5];[.G18]))-1)*100)" office:value-type="float" office:value="0">
            <text:p>0,00000</text:p>
          </table:table-cell>
          <table:table-cell table:style-name="ce7" table:formula="oooc:=IF(OR([.H18]=0;[.H5]=0);0;MAX([.H5];[.H18])/MIN([.H5];[.H18]))" office:value-type="float" office:value="0">
            <text:p>0,00000</text:p>
          </table:table-cell>
          <table:table-cell table:style-name="ce7" table:formula="oooc:=IF(OR([.I18]=0;[.I5]=0);0;((MAX([.I5];[.I18])/MIN([.I5];[.I18]))-1)*100)" office:value-type="float" office:value="0">
            <text:p>0,00000</text:p>
          </table:table-cell>
          <table:table-cell table:style-name="ce7" table:formula="oooc:=IF(OR([.J18]=0;[.J5]=0);0;((MAX([.J5];[.J18])/MIN([.J5];[.J18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1000A</text:p>
          </table:table-cell>
          <table:table-cell table:style-name="ce7" table:formula="oooc:=IF(OR([.B19]=0;[.B6]=0);0;((MAX([.B6];[.B19])/MIN([.B6];[.B19]))-1)*100)" office:value-type="float" office:value="0">
            <text:p>0,00000</text:p>
          </table:table-cell>
          <table:table-cell table:style-name="ce7" table:formula="oooc:=IF(OR([.C19]=0;[.C6]=0);0;((MAX([.C6];[.C19])/MIN([.C6];[.C19]))-1)*100)" office:value-type="float" office:value="9.3657817109144">
            <text:p>9,36578</text:p>
          </table:table-cell>
          <table:table-cell table:style-name="ce7" table:formula="oooc:=IF(OR([.D19]=0;[.D6]=0);0;((MAX([.D6];[.D19])/MIN([.D6];[.D19]))-1)*100)" office:value-type="float" office:value="0">
            <text:p>0,00000</text:p>
          </table:table-cell>
          <table:table-cell table:style-name="ce7" table:formula="oooc:=IF(OR([.E19]=0;[.E6]=0);0;((MAX([.E6];[.E19])/MIN([.E6];[.E19]))-1)*100)" office:value-type="float" office:value="9.36578171091444">
            <text:p>9,36578</text:p>
          </table:table-cell>
          <table:table-cell table:style-name="ce7" table:formula="oooc:=IF(OR([.F19]=0;[.F6]=0);0;((MAX([.F6];[.F19])/MIN([.F6];[.F19]))-1)*100)" office:value-type="float" office:value="0">
            <text:p>0,00000</text:p>
          </table:table-cell>
          <table:table-cell table:style-name="ce7" table:formula="oooc:=IF(OR([.G19]=0;[.G6]=0);0;((MAX([.G6];[.G19])/MIN([.G6];[.G19]))-1)*100)" office:value-type="float" office:value="0">
            <text:p>0,00000</text:p>
          </table:table-cell>
          <table:table-cell table:style-name="ce7" table:formula="oooc:=IF(OR([.H19]=0;[.H6]=0);0;MAX([.H6];[.H19])/MIN([.H6];[.H19]))" office:value-type="float" office:value="0">
            <text:p>0,00000</text:p>
          </table:table-cell>
          <table:table-cell table:style-name="ce7" table:formula="oooc:=IF(OR([.I19]=0;[.I6]=0);0;((MAX([.I6];[.I19])/MIN([.I6];[.I19]))-1)*100)" office:value-type="float" office:value="0">
            <text:p>0,00000</text:p>
          </table:table-cell>
          <table:table-cell table:style-name="ce7" table:formula="oooc:=IF(OR([.J19]=0;[.J6]=0);0;((MAX([.J6];[.J19])/MIN([.J6];[.J19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l1000A</text:p>
          </table:table-cell>
          <table:table-cell table:style-name="ce7" table:formula="oooc:=IF(OR([.B20]=0;[.B7]=0);0;((MAX([.B7];[.B20])/MIN([.B7];[.B20]))-1)*100)" office:value-type="float" office:value="0">
            <text:p>0,00000</text:p>
          </table:table-cell>
          <table:table-cell table:style-name="ce7" table:formula="oooc:=IF(OR([.C20]=0;[.C7]=0);0;((MAX([.C7];[.C20])/MIN([.C7];[.C20]))-1)*100)" office:value-type="float" office:value="3.51681957186556">
            <text:p>3,51682</text:p>
          </table:table-cell>
          <table:table-cell table:style-name="ce7" table:formula="oooc:=IF(OR([.D20]=0;[.D7]=0);0;((MAX([.D7];[.D20])/MIN([.D7];[.D20]))-1)*100)" office:value-type="float" office:value="0">
            <text:p>0,00000</text:p>
          </table:table-cell>
          <table:table-cell table:style-name="ce7" table:formula="oooc:=IF(OR([.E20]=0;[.E7]=0);0;((MAX([.E7];[.E20])/MIN([.E7];[.E20]))-1)*100)" office:value-type="float" office:value="3.51681957186545">
            <text:p>3,51682</text:p>
          </table:table-cell>
          <table:table-cell table:style-name="ce7" table:formula="oooc:=IF(OR([.F20]=0;[.F7]=0);0;((MAX([.F7];[.F20])/MIN([.F7];[.F20]))-1)*100)" office:value-type="float" office:value="0">
            <text:p>0,00000</text:p>
          </table:table-cell>
          <table:table-cell table:style-name="ce7" table:formula="oooc:=IF(OR([.G20]=0;[.G7]=0);0;((MAX([.G7];[.G20])/MIN([.G7];[.G20]))-1)*100)" office:value-type="float" office:value="0">
            <text:p>0,00000</text:p>
          </table:table-cell>
          <table:table-cell table:style-name="ce7" table:formula="oooc:=IF(OR([.H20]=0;[.H7]=0);0;MAX([.H7];[.H20])/MIN([.H7];[.H20]))" office:value-type="float" office:value="0">
            <text:p>0,00000</text:p>
          </table:table-cell>
          <table:table-cell table:style-name="ce7" table:formula="oooc:=IF(OR([.I20]=0;[.I7]=0);0;((MAX([.I7];[.I20])/MIN([.I7];[.I20]))-1)*100)" office:value-type="float" office:value="0">
            <text:p>0,00000</text:p>
          </table:table-cell>
          <table:table-cell table:style-name="ce7" table:formula="oooc:=IF(OR([.J20]=0;[.J7]=0);0;((MAX([.J7];[.J20])/MIN([.J7];[.J20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2000A2m</text:p>
          </table:table-cell>
          <table:table-cell table:style-name="ce7" table:formula="oooc:=IF(OR([.B21]=0;[.B8]=0);0;((MAX([.B8];[.B21])/MIN([.B8];[.B21]))-1)*100)" office:value-type="float" office:value="0.290758530856472">
            <text:p>0,29076</text:p>
          </table:table-cell>
          <table:table-cell table:style-name="ce7" table:formula="oooc:=IF(OR([.C21]=0;[.C8]=0);0;((MAX([.C8];[.C21])/MIN([.C8];[.C21]))-1)*100)" office:value-type="float" office:value="0">
            <text:p>0,00000</text:p>
          </table:table-cell>
          <table:table-cell table:style-name="ce7" table:formula="oooc:=IF(OR([.D21]=0;[.D8]=0);0;((MAX([.D8];[.D21])/MIN([.D8];[.D21]))-1)*100)" office:value-type="float" office:value="0.290758530855273">
            <text:p>0,29076</text:p>
          </table:table-cell>
          <table:table-cell table:style-name="ce7" table:formula="oooc:=IF(OR([.E21]=0;[.E8]=0);0;((MAX([.E8];[.E21])/MIN([.E8];[.E21]))-1)*100)" office:value-type="float" office:value="0">
            <text:p>0,00000</text:p>
          </table:table-cell>
          <table:table-cell table:style-name="ce7" table:formula="oooc:=IF(OR([.F21]=0;[.F8]=0);0;((MAX([.F8];[.F21])/MIN([.F8];[.F21]))-1)*100)" office:value-type="float" office:value="0">
            <text:p>0,00000</text:p>
          </table:table-cell>
          <table:table-cell table:style-name="ce7" table:formula="oooc:=IF(OR([.G21]=0;[.G8]=0);0;((MAX([.G8];[.G21])/MIN([.G8];[.G21]))-1)*100)" office:value-type="float" office:value="0">
            <text:p>0,00000</text:p>
          </table:table-cell>
          <table:table-cell table:style-name="ce7" table:formula="oooc:=IF(OR([.H21]=0;[.H8]=0);0;MAX([.H8];[.H21])/MIN([.H8];[.H21]))" office:value-type="float" office:value="0">
            <text:p>0,00000</text:p>
          </table:table-cell>
          <table:table-cell table:style-name="ce7" table:formula="oooc:=IF(OR([.I21]=0;[.I8]=0);0;((MAX([.I8];[.I21])/MIN([.I8];[.I21]))-1)*100)" office:value-type="float" office:value="0">
            <text:p>0,00000</text:p>
          </table:table-cell>
          <table:table-cell table:style-name="ce7" table:formula="oooc:=IF(OR([.J21]=0;[.J8]=0);0;((MAX([.J8];[.J21])/MIN([.J8];[.J21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2000A2m</text:p>
          </table:table-cell>
          <table:table-cell table:style-name="ce7" table:formula="oooc:=IF(OR([.B22]=0;[.B9]=0);0;((MAX([.B9];[.B22])/MIN([.B9];[.B22]))-1)*100)" office:value-type="float" office:value="60.7093507165344">
            <text:p>60,70935</text:p>
          </table:table-cell>
          <table:table-cell table:style-name="ce7" table:formula="oooc:=IF(OR([.C22]=0;[.C9]=0);0;((MAX([.C9];[.C22])/MIN([.C9];[.C22]))-1)*100)" office:value-type="float" office:value="0">
            <text:p>0,00000</text:p>
          </table:table-cell>
          <table:table-cell table:style-name="ce7" table:formula="oooc:=IF(OR([.D22]=0;[.D9]=0);0;((MAX([.D9];[.D22])/MIN([.D9];[.D22]))-1)*100)" office:value-type="float" office:value="60.7093505297098">
            <text:p>60,70935</text:p>
          </table:table-cell>
          <table:table-cell table:style-name="ce7" table:formula="oooc:=IF(OR([.E22]=0;[.E9]=0);0;((MAX([.E9];[.E22])/MIN([.E9];[.E22]))-1)*100)" office:value-type="float" office:value="0">
            <text:p>0,00000</text:p>
          </table:table-cell>
          <table:table-cell table:style-name="ce7" table:formula="oooc:=IF(OR([.F22]=0;[.F9]=0);0;((MAX([.F9];[.F22])/MIN([.F9];[.F22]))-1)*100)" office:value-type="float" office:value="0">
            <text:p>0,00000</text:p>
          </table:table-cell>
          <table:table-cell table:style-name="ce7" table:formula="oooc:=IF(OR([.G22]=0;[.G9]=0);0;((MAX([.G9];[.G22])/MIN([.G9];[.G22]))-1)*100)" office:value-type="float" office:value="0">
            <text:p>0,00000</text:p>
          </table:table-cell>
          <table:table-cell table:style-name="ce7" table:formula="oooc:=IF(OR([.H22]=0;[.H9]=0);0;MAX([.H9];[.H22])/MIN([.H9];[.H22]))" office:value-type="float" office:value="0">
            <text:p>0,00000</text:p>
          </table:table-cell>
          <table:table-cell table:style-name="ce7" table:formula="oooc:=IF(OR([.I22]=0;[.I9]=0);0;((MAX([.I9];[.I22])/MIN([.I9];[.I22]))-1)*100)" office:value-type="float" office:value="0">
            <text:p>0,00000</text:p>
          </table:table-cell>
          <table:table-cell table:style-name="ce7" table:formula="oooc:=IF(OR([.J22]=0;[.J9]=0);0;((MAX([.J9];[.J22])/MIN([.J9];[.J22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Seq</text:p>
          </table:table-cell>
          <table:table-cell table:style-name="ce7" table:formula="oooc:=IF(OR([.B23]=0;[.B10]=0);0;((MAX([.B10];[.B23])/MIN([.B10];[.B23]))-1)*100)" office:value-type="float" office:value="0">
            <text:p>0,00000</text:p>
          </table:table-cell>
          <table:table-cell table:style-name="ce7" table:formula="oooc:=IF(OR([.C23]=0;[.C10]=0);0;((MAX([.C10];[.C23])/MIN([.C10];[.C23]))-1)*100)" office:value-type="float" office:value="11.2049366766543">
            <text:p>11,20494</text:p>
          </table:table-cell>
          <table:table-cell table:style-name="ce7" table:formula="oooc:=IF(OR([.D23]=0;[.D10]=0);0;((MAX([.D10];[.D23])/MIN([.D10];[.D23]))-1)*100)" office:value-type="float" office:value="0">
            <text:p>0,00000</text:p>
          </table:table-cell>
          <table:table-cell table:style-name="ce7" table:formula="oooc:=IF(OR([.E23]=0;[.E10]=0);0;((MAX([.E10];[.E23])/MIN([.E10];[.E23]))-1)*100)" office:value-type="float" office:value="11.2049366677493">
            <text:p>11,20494</text:p>
          </table:table-cell>
          <table:table-cell table:style-name="ce7" table:formula="oooc:=IF(OR([.F23]=0;[.F10]=0);0;((MAX([.F10];[.F23])/MIN([.F10];[.F23]))-1)*100)" office:value-type="float" office:value="0">
            <text:p>0,00000</text:p>
          </table:table-cell>
          <table:table-cell table:style-name="ce7" table:formula="oooc:=IF(OR([.G23]=0;[.G10]=0);0;((MAX([.G10];[.G23])/MIN([.G10];[.G23]))-1)*100)" office:value-type="float" office:value="0">
            <text:p>0,00000</text:p>
          </table:table-cell>
          <table:table-cell table:style-name="ce7" table:formula="oooc:=IF(OR([.H23]=0;[.H10]=0);0;MAX([.H10];[.H23])/MIN([.H10];[.H23]))" office:value-type="float" office:value="0">
            <text:p>0,00000</text:p>
          </table:table-cell>
          <table:table-cell table:style-name="ce7" table:formula="oooc:=IF(OR([.I23]=0;[.I10]=0);0;((MAX([.I10];[.I23])/MIN([.I10];[.I23]))-1)*100)" office:value-type="float" office:value="0">
            <text:p>0,00000</text:p>
          </table:table-cell>
          <table:table-cell table:style-name="ce7" table:formula="oooc:=IF(OR([.J23]=0;[.J10]=0);0;((MAX([.J10];[.J23])/MIN([.J10];[.J23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Aleat</text:p>
          </table:table-cell>
          <table:table-cell table:style-name="ce7" table:formula="oooc:=IF(OR([.B24]=0;[.B11]=0);0;((MAX([.B11];[.B24])/MIN([.B11];[.B24]))-1)*100)" office:value-type="float" office:value="0">
            <text:p>0,00000</text:p>
          </table:table-cell>
          <table:table-cell table:style-name="ce7" table:formula="oooc:=IF(OR([.C24]=0;[.C11]=0);0;((MAX([.C11];[.C24])/MIN([.C11];[.C24]))-1)*100)" office:value-type="float" office:value="12.0432938140587">
            <text:p>12,04329</text:p>
          </table:table-cell>
          <table:table-cell table:style-name="ce7" table:formula="oooc:=IF(OR([.D24]=0;[.D11]=0);0;((MAX([.D11];[.D24])/MIN([.D11];[.D24]))-1)*100)" office:value-type="float" office:value="0">
            <text:p>0,00000</text:p>
          </table:table-cell>
          <table:table-cell table:style-name="ce7" table:formula="oooc:=IF(OR([.E24]=0;[.E11]=0);0;((MAX([.E11];[.E24])/MIN([.E11];[.E24]))-1)*100)" office:value-type="float" office:value="12.04329400985">
            <text:p>12,04329</text:p>
          </table:table-cell>
          <table:table-cell table:style-name="ce7" table:formula="oooc:=IF(OR([.F24]=0;[.F11]=0);0;((MAX([.F11];[.F24])/MIN([.F11];[.F24]))-1)*100)" office:value-type="float" office:value="0">
            <text:p>0,00000</text:p>
          </table:table-cell>
          <table:table-cell table:style-name="ce7" table:formula="oooc:=IF(OR([.G24]=0;[.G11]=0);0;((MAX([.G11];[.G24])/MIN([.G11];[.G24]))-1)*100)" office:value-type="float" office:value="0">
            <text:p>0,00000</text:p>
          </table:table-cell>
          <table:table-cell table:style-name="ce7" table:formula="oooc:=IF(OR([.H24]=0;[.H11]=0);0;MAX([.H11];[.H24])/MIN([.H11];[.H24]))" office:value-type="float" office:value="0">
            <text:p>0,00000</text:p>
          </table:table-cell>
          <table:table-cell table:style-name="ce7" table:formula="oooc:=IF(OR([.I24]=0;[.I11]=0);0;((MAX([.I11];[.I24])/MIN([.I11];[.I24]))-1)*100)" office:value-type="float" office:value="0">
            <text:p>0,00000</text:p>
          </table:table-cell>
          <table:table-cell table:style-name="ce7" table:formula="oooc:=IF(OR([.J24]=0;[.J11]=0);0;((MAX([.J11];[.J24])/MIN([.J11];[.J24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NDir</text:p>
          </table:table-cell>
          <table:table-cell table:style-name="ce7" table:formula="oooc:=IF(OR([.B25]=0;[.B12]=0);0;((MAX([.B12];[.B25])/MIN([.B12];[.B25]))-1)*100)" office:value-type="float" office:value="0">
            <text:p>0,00000</text:p>
          </table:table-cell>
          <table:table-cell table:style-name="ce7" table:formula="oooc:=IF(OR([.C25]=0;[.C12]=0);0;((MAX([.C12];[.C25])/MIN([.C12];[.C25]))-1)*100)" office:value-type="float" office:value="0">
            <text:p>0,00000</text:p>
          </table:table-cell>
          <table:table-cell table:style-name="ce7" table:formula="oooc:=IF(OR([.D25]=0;[.D12]=0);0;((MAX([.D12];[.D25])/MIN([.D12];[.D25]))-1)*100)" office:value-type="float" office:value="0">
            <text:p>0,00000</text:p>
          </table:table-cell>
          <table:table-cell table:style-name="ce7" table:formula="oooc:=IF(OR([.E25]=0;[.E12]=0);0;((MAX([.E12];[.E25])/MIN([.E12];[.E25]))-1)*100)" office:value-type="float" office:value="0">
            <text:p>0,00000</text:p>
          </table:table-cell>
          <table:table-cell table:style-name="ce7" table:formula="oooc:=IF(OR([.F25]=0;[.F12]=0);0;((MAX([.F12];[.F25])/MIN([.F12];[.F25]))-1)*100)" office:value-type="float" office:value="13.7728937728938">
            <text:p>13,77289</text:p>
          </table:table-cell>
          <table:table-cell table:style-name="ce7" table:formula="oooc:=IF(OR([.G25]=0;[.G12]=0);0;((MAX([.G12];[.G25])/MIN([.G12];[.G25]))-1)*100)" office:value-type="float" office:value="0">
            <text:p>0,00000</text:p>
          </table:table-cell>
          <table:table-cell table:style-name="ce7" table:formula="oooc:=IF(OR([.H25]=0;[.H12]=0);0;MAX([.H12];[.H25])/MIN([.H12];[.H25]))" office:value-type="float" office:value="0">
            <text:p>0,00000</text:p>
          </table:table-cell>
          <table:table-cell table:style-name="ce7" table:formula="oooc:=IF(OR([.I25]=0;[.I12]=0);0;((MAX([.I12];[.I25])/MIN([.I12];[.I25]))-1)*100)" office:value-type="float" office:value="0">
            <text:p>0,00000</text:p>
          </table:table-cell>
          <table:table-cell table:style-name="ce7" table:formula="oooc:=IF(OR([.J25]=0;[.J12]=0);0;((MAX([.J12];[.J25])/MIN([.J12];[.J25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NDir</text:p>
          </table:table-cell>
          <table:table-cell table:style-name="ce7" table:formula="oooc:=IF(OR([.B26]=0;[.B13]=0);0;((MAX([.B13];[.B26])/MIN([.B13];[.B26]))-1)*100)" office:value-type="float" office:value="0">
            <text:p>0,00000</text:p>
          </table:table-cell>
          <table:table-cell table:style-name="ce7" table:formula="oooc:=IF(OR([.C26]=0;[.C13]=0);0;((MAX([.C13];[.C26])/MIN([.C13];[.C26]))-1)*100)" office:value-type="float" office:value="0">
            <text:p>0,00000</text:p>
          </table:table-cell>
          <table:table-cell table:style-name="ce7" table:formula="oooc:=IF(OR([.D26]=0;[.D13]=0);0;((MAX([.D13];[.D26])/MIN([.D13];[.D26]))-1)*100)" office:value-type="float" office:value="0">
            <text:p>0,00000</text:p>
          </table:table-cell>
          <table:table-cell table:style-name="ce7" table:formula="oooc:=IF(OR([.E26]=0;[.E13]=0);0;((MAX([.E13];[.E26])/MIN([.E13];[.E26]))-1)*100)" office:value-type="float" office:value="0">
            <text:p>0,00000</text:p>
          </table:table-cell>
          <table:table-cell table:style-name="ce7" table:formula="oooc:=IF(OR([.F26]=0;[.F13]=0);0;((MAX([.F13];[.F26])/MIN([.F13];[.F26]))-1)*100)" office:value-type="float" office:value="13.7728937728938">
            <text:p>13,77289</text:p>
          </table:table-cell>
          <table:table-cell table:style-name="ce7" table:formula="oooc:=IF(OR([.G26]=0;[.G13]=0);0;((MAX([.G13];[.G26])/MIN([.G13];[.G26]))-1)*100)" office:value-type="float" office:value="0">
            <text:p>0,00000</text:p>
          </table:table-cell>
          <table:table-cell table:style-name="ce7" table:formula="oooc:=IF(OR([.H26]=0;[.H13]=0);0;MAX([.H13];[.H26])/MIN([.H13];[.H26]))" office:value-type="float" office:value="0">
            <text:p>0,00000</text:p>
          </table:table-cell>
          <table:table-cell table:style-name="ce7" table:formula="oooc:=IF(OR([.I26]=0;[.I13]=0);0;((MAX([.I13];[.I26])/MIN([.I13];[.I26]))-1)*100)" office:value-type="float" office:value="0">
            <text:p>0,00000</text:p>
          </table:table-cell>
          <table:table-cell table:style-name="ce7" table:formula="oooc:=IF(OR([.J26]=0;[.J13]=0);0;((MAX([.J13];[.J26])/MIN([.J13];[.J26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Frag</text:p>
          </table:table-cell>
          <table:table-cell table:style-name="ce7" table:formula="oooc:=IF(OR([.B27]=0;[.B14]=0);0;((MAX([.B14];[.B27])/MIN([.B14];[.B27]))-1)*100)" office:value-type="float" office:value="0">
            <text:p>0,00000</text:p>
          </table:table-cell>
          <table:table-cell table:style-name="ce7" table:formula="oooc:=IF(OR([.C27]=0;[.C14]=0);0;((MAX([.C14];[.C27])/MIN([.C14];[.C27]))-1)*100)" office:value-type="float" office:value="0">
            <text:p>0,00000</text:p>
          </table:table-cell>
          <table:table-cell table:style-name="ce7" table:formula="oooc:=IF(OR([.D27]=0;[.D14]=0);0;((MAX([.D14];[.D27])/MIN([.D14];[.D27]))-1)*100)" office:value-type="float" office:value="0">
            <text:p>0,00000</text:p>
          </table:table-cell>
          <table:table-cell table:style-name="ce7" table:formula="oooc:=IF(OR([.E27]=0;[.E14]=0);0;((MAX([.E14];[.E27])/MIN([.E14];[.E27]))-1)*100)" office:value-type="float" office:value="0">
            <text:p>0,00000</text:p>
          </table:table-cell>
          <table:table-cell table:style-name="ce7" table:formula="oooc:=IF(OR([.F27]=0;[.F14]=0);0;((MAX([.F14];[.F27])/MIN([.F14];[.F27]))-1)*100)" office:value-type="float" office:value="0">
            <text:p>0,00000</text:p>
          </table:table-cell>
          <table:table-cell table:style-name="ce7" table:formula="oooc:=IF(OR([.G27]=0;[.G14]=0);0;((MAX([.G14];[.G27])/MIN([.G14];[.G27]))-1)*100)" office:value-type="float" office:value="0">
            <text:p>0,00000</text:p>
          </table:table-cell>
          <table:table-cell table:style-name="ce7" table:formula="oooc:=IF(OR([.H27]=0;[.H14]=0);0;MAX([.H14];[.H27])/MIN([.H14];[.H27]))" office:value-type="float" office:value="1">
            <text:p>1,00000</text:p>
          </table:table-cell>
          <table:table-cell table:style-name="ce7" table:formula="oooc:=IF(OR([.I27]=0;[.I14]=0);0;MAX([.I14];[.I27])/MIN([.I14];[.I27]))" office:value-type="float" office:value="1">
            <text:p>1,00000</text:p>
          </table:table-cell>
          <table:table-cell table:style-name="ce7" table:formula="oooc:=IF(OR([.J27]=0;[.J14]=0);0;MAX([.J14];[.J27])/MIN([.J14];[.J27]))" office:value-type="float" office:value="1">
            <text:p>1,00000</text:p>
          </table:table-cell>
          <table:table-cell table:number-columns-repeated="2"/>
        </table:table-row>
        <table:table-row table:style-name="ro1" table:number-rows-repeated="654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5:4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risthian Trepowski</meta:initial-creator>
    <meta:creation-date>2008-05-26T22:47:17</meta:creation-date>
    <meta:generator>OpenOffice.org/3.0_Beta$Linux OpenOffice.org_project/300m13$Build-9305</meta:generator>
    <dc:date>2008-05-27T15:44:10</dc:date>
    <dc:creator>Cristhian Trepowski</dc:creator>
    <meta:editing-duration>PT04H31M16S</meta:editing-duration>
    <meta:editing-cycles>5</meta:editing-cycles>
    <meta:document-statistic meta:table-count="3" meta:cell-count="337" meta:object-count="0"/>
    <meta:user-defined meta:name="Información 1" meta:value-type="string"/>
    <meta:user-defined meta:name="Información 2" meta:value-type="string"/>
    <meta:user-defined meta:name="Información 3" meta:value-type="string"/>
    <meta:user-defined meta:name="Información 4" meta:value-type="string"/>
  </office:meta>
</office:document-meta>
</file>